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765f" officeooo:paragraph-rsid="0002765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2765f"/>
    </style:style>
    <style:style style:name="T1" style:family="text">
      <style:text-properties fo:font-weight="bold" officeooo:rsid="0002765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AB V</text:span></text:p>
      <text:p text:style-name="P2"/>
      <text:p text:style-name="P2">IMPLEMENTASI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03T00:08:51.286590366</dc:date>
    <meta:editing-duration>PT52M23S</meta:editing-duration>
    <meta:editing-cycles>28</meta:editing-cycles>
    <meta:generator>LibreOffice/5.3.2.2$Linux_X86_64 LibreOffice_project/30m0$Build-2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